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43cm"/>
    </style:style>
    <style:style style:name="co2" style:family="table-column">
      <style:table-column-properties fo:break-before="auto" style:column-width="6.135cm"/>
    </style:style>
    <style:style style:name="co3" style:family="table-column">
      <style:table-column-properties fo:break-before="auto" style:column-width="8.077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4.95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Protocolo_20_Robô-_3e_Comunicação">
      <style:table-properties table:display="true" style:writing-mode="lr-tb"/>
    </style:style>
    <style:style style:name="ta2" style:family="table" style:master-page-name="PageStyle_5f_Protocolo_20_Comunicação-_3e_Robô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DV-IDENTITY-0">
      <style:table-properties table:display="fals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tocolo Robô-&gt;Comunicação" table:style-name="ta1" table:print="false"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0" table:default-cell-style-name="Excel_20_Built-in_20_Normal"/>
        <table:table-row table:style-name="ro1">
          <table:table-cell office:value-type="string">
            <text:p>PACOTE 0: RETORNAR VELOCIDADES</text:p>
          </table:table-cell>
          <table:table-cell office:value-type="string">
            <text:p>PACOTE 1: RETORNAR APENAS BATERIA E BOL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ncabeça o pacote com 111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ID do robô, vai de 1 a 7</text:p>
          </table:table-cell>
          <table:table-cell table:number-columns-repeated="1022"/>
        </table:table-row>
        <table:table-row table:style-name="ro1">
          <table:table-cell office:value-type="string">
            <text:p>Tipo do pacote(0)</text:p>
          </table:table-cell>
          <table:table-cell office:value-type="string">
            <text:p>Tipo do pacote(1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1o bit: posse de bola, 2o ao 8o bits: Nível de bateria</text:p>
          </table:table-cell>
          <table:table-cell table:number-columns-repeated="1022"/>
        </table:table-row>
        <table:table-row table:style-name="ro1">
          <table:table-cell office:value-type="string">
            <text:p>Velocidade do primeiro motor</text:p>
          </table:table-cell>
          <table:table-cell office:value-type="string">
            <text:p>Checksum</text:p>
          </table:table-cell>
          <table:table-cell table:number-columns-repeated="1022"/>
        </table:table-row>
        <table:table-row table:style-name="ro1">
          <table:table-cell office:value-type="string">
            <text:p>Velocidade do segundo motor</text:p>
          </table:table-cell>
          <table:table-cell office:value-type="string">
            <text:p>Fecha o pacote com 111</text:p>
          </table:table-cell>
          <table:table-cell table:number-columns-repeated="1022"/>
        </table:table-row>
        <table:table-row table:style-name="ro1">
          <table:table-cell office:value-type="string">
            <text:p>Velocidade do terceiro motor</text:p>
          </table:table-cell>
          <table:table-cell table:number-columns-repeated="1023"/>
        </table:table-row>
        <table:table-row table:style-name="ro1">
          <table:table-cell office:value-type="string">
            <text:p>Velocidade do quarto motor</text:p>
          </table:table-cell>
          <table:table-cell table:number-columns-repeated="1023"/>
        </table:table-row>
        <table:table-row table:style-name="ro1">
          <table:table-cell office:value-type="string">
            <text:p>Checksum</text:p>
          </table:table-cell>
          <table:table-cell table:number-columns-repeated="1023"/>
        </table:table-row>
        <table:table-row table:style-name="ro1">
          <table:table-cell office:value-type="string">
            <text:p>Fecha o pacote com 111</text:p>
          </table:table-cell>
          <table:table-cell table:number-columns-repeated="1023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ocolo Comunicação-&gt;Robô" table:style-name="ta2" table:print="false">
        <table:table-column table:style-name="co5" table:number-columns-repeated="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PACOTE 0: NÃO CHUTAR</text:p>
          </table:table-cell>
          <table:table-cell office:value-type="string">
            <text:p>PACOTE 1: CHUT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ncabeça o pacote com 111</text:p>
          </table:table-cell>
          <table:table-cell table:number-columns-repeated="1022"/>
        </table:table-row>
        <table:table-row table:style-name="ro1">
          <table:table-cell office:value-type="string">
            <text:p>Tipo do pacote(0)</text:p>
          </table:table-cell>
          <table:table-cell office:value-type="string">
            <text:p>Tipo do pacote(1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ID do robô 0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Velocidade R1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Velocidade R2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Velocidade R3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Velocidade R4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Velocidade Driblador</text:p>
          </table:table-cell>
          <table:table-cell table:number-columns-repeated="1022"/>
        </table:table-row>
        <table:table-row table:style-name="ro1">
          <table:table-cell office:value-type="string">
            <text:p>ID do robô 1</text:p>
          </table:table-cell>
          <table:table-cell office:value-type="string">
            <text:p>Velocidade Chutador</text:p>
          </table:table-cell>
          <table:table-cell table:number-columns-repeated="1022"/>
        </table:table-row>
        <table:table-row table:style-name="ro1">
          <table:table-cell office:value-type="string">
            <text:p>Velocidade R1</text:p>
          </table:table-cell>
          <table:table-cell office:value-type="string">
            <text:p>ID do robô 1</text:p>
          </table:table-cell>
          <table:table-cell table:number-columns-repeated="1022"/>
        </table:table-row>
        <table:table-row table:style-name="ro1">
          <table:table-cell office:value-type="string">
            <text:p>Velocidade R2</text:p>
          </table:table-cell>
          <table:table-cell office:value-type="string">
            <text:p>Velocidade R1</text:p>
          </table:table-cell>
          <table:table-cell table:number-columns-repeated="1022"/>
        </table:table-row>
        <table:table-row table:style-name="ro1">
          <table:table-cell office:value-type="string">
            <text:p>Velocidade R3</text:p>
          </table:table-cell>
          <table:table-cell office:value-type="string">
            <text:p>Velocidade R2</text:p>
          </table:table-cell>
          <table:table-cell table:number-columns-repeated="1022"/>
        </table:table-row>
        <table:table-row table:style-name="ro1">
          <table:table-cell office:value-type="string">
            <text:p>Velocidade R4</text:p>
          </table:table-cell>
          <table:table-cell office:value-type="string">
            <text:p>Velocidade R3</text:p>
          </table:table-cell>
          <table:table-cell table:number-columns-repeated="1022"/>
        </table:table-row>
        <table:table-row table:style-name="ro1">
          <table:table-cell office:value-type="string">
            <text:p>Velocidade Driblador</text:p>
          </table:table-cell>
          <table:table-cell office:value-type="string">
            <text:p>Velocidade R4</text:p>
          </table:table-cell>
          <table:table-cell table:number-columns-repeated="1022"/>
        </table:table-row>
        <table:table-row table:style-name="ro1">
          <table:table-cell office:value-type="string">
            <text:p>ID do robô 2</text:p>
          </table:table-cell>
          <table:table-cell office:value-type="string">
            <text:p>Velocidade Driblador</text:p>
          </table:table-cell>
          <table:table-cell table:number-columns-repeated="1022"/>
        </table:table-row>
        <table:table-row table:style-name="ro1">
          <table:table-cell office:value-type="string">
            <text:p>Velocidade R1</text:p>
          </table:table-cell>
          <table:table-cell office:value-type="string">
            <text:p>Velocidade Chutador</text:p>
          </table:table-cell>
          <table:table-cell table:number-columns-repeated="1022"/>
        </table:table-row>
        <table:table-row table:style-name="ro1">
          <table:table-cell office:value-type="string">
            <text:p>Velocidade R2</text:p>
          </table:table-cell>
          <table:table-cell office:value-type="string">
            <text:p>ID do robô 2</text:p>
          </table:table-cell>
          <table:table-cell table:number-columns-repeated="1022"/>
        </table:table-row>
        <table:table-row table:style-name="ro1">
          <table:table-cell office:value-type="string">
            <text:p>Velocidade R3</text:p>
          </table:table-cell>
          <table:table-cell office:value-type="string">
            <text:p>Velocidade R1</text:p>
          </table:table-cell>
          <table:table-cell table:number-columns-repeated="1022"/>
        </table:table-row>
        <table:table-row table:style-name="ro1">
          <table:table-cell office:value-type="string">
            <text:p>Velocidade R4</text:p>
          </table:table-cell>
          <table:table-cell office:value-type="string">
            <text:p>Velocidade R2</text:p>
          </table:table-cell>
          <table:table-cell table:number-columns-repeated="1022"/>
        </table:table-row>
        <table:table-row table:style-name="ro1">
          <table:table-cell office:value-type="string">
            <text:p>Velocidade Driblador</text:p>
          </table:table-cell>
          <table:table-cell office:value-type="string">
            <text:p>Velocidade R3</text:p>
          </table:table-cell>
          <table:table-cell table:number-columns-repeated="1022"/>
        </table:table-row>
        <table:table-row table:style-name="ro1">
          <table:table-cell office:value-type="string">
            <text:p>ID do robô 3</text:p>
          </table:table-cell>
          <table:table-cell office:value-type="string">
            <text:p>Velocidade R4</text:p>
          </table:table-cell>
          <table:table-cell table:number-columns-repeated="1022"/>
        </table:table-row>
        <table:table-row table:style-name="ro1">
          <table:table-cell office:value-type="string">
            <text:p>Velocidade R1</text:p>
          </table:table-cell>
          <table:table-cell office:value-type="string">
            <text:p>Velocidade Driblador</text:p>
          </table:table-cell>
          <table:table-cell table:number-columns-repeated="1022"/>
        </table:table-row>
        <table:table-row table:style-name="ro1">
          <table:table-cell office:value-type="string">
            <text:p>Velocidade R2</text:p>
          </table:table-cell>
          <table:table-cell office:value-type="string">
            <text:p>Velocidade Chutador</text:p>
          </table:table-cell>
          <table:table-cell table:number-columns-repeated="1022"/>
        </table:table-row>
        <table:table-row table:style-name="ro1">
          <table:table-cell office:value-type="string">
            <text:p>Velocidade R3</text:p>
          </table:table-cell>
          <table:table-cell office:value-type="string">
            <text:p>ID do robô 3</text:p>
          </table:table-cell>
          <table:table-cell table:number-columns-repeated="1022"/>
        </table:table-row>
        <table:table-row table:style-name="ro1">
          <table:table-cell office:value-type="string">
            <text:p>Velocidade R4</text:p>
          </table:table-cell>
          <table:table-cell office:value-type="string">
            <text:p>Velocidade R1</text:p>
          </table:table-cell>
          <table:table-cell table:number-columns-repeated="1022"/>
        </table:table-row>
        <table:table-row table:style-name="ro1">
          <table:table-cell office:value-type="string">
            <text:p>Velocidade Driblador</text:p>
          </table:table-cell>
          <table:table-cell office:value-type="string">
            <text:p>Velocidade R2</text:p>
          </table:table-cell>
          <table:table-cell table:number-columns-repeated="1022"/>
        </table:table-row>
        <table:table-row table:style-name="ro1">
          <table:table-cell office:value-type="string">
            <text:p>ID do robô 4</text:p>
          </table:table-cell>
          <table:table-cell office:value-type="string">
            <text:p>Velocidade R3</text:p>
          </table:table-cell>
          <table:table-cell table:number-columns-repeated="1022"/>
        </table:table-row>
        <table:table-row table:style-name="ro1">
          <table:table-cell office:value-type="string">
            <text:p>Velocidade R1</text:p>
          </table:table-cell>
          <table:table-cell office:value-type="string">
            <text:p>Velocidade R4</text:p>
          </table:table-cell>
          <table:table-cell table:number-columns-repeated="1022"/>
        </table:table-row>
        <table:table-row table:style-name="ro1">
          <table:table-cell office:value-type="string">
            <text:p>Velocidade R2</text:p>
          </table:table-cell>
          <table:table-cell office:value-type="string">
            <text:p>Velocidade Driblador</text:p>
          </table:table-cell>
          <table:table-cell table:number-columns-repeated="1022"/>
        </table:table-row>
        <table:table-row table:style-name="ro1">
          <table:table-cell office:value-type="string">
            <text:p>Velocidade R3</text:p>
          </table:table-cell>
          <table:table-cell office:value-type="string">
            <text:p>Velocidade Chutador</text:p>
          </table:table-cell>
          <table:table-cell table:number-columns-repeated="1022"/>
        </table:table-row>
        <table:table-row table:style-name="ro1">
          <table:table-cell office:value-type="string">
            <text:p>Velocidade R4</text:p>
          </table:table-cell>
          <table:table-cell office:value-type="string">
            <text:p>ID do robô 4</text:p>
          </table:table-cell>
          <table:table-cell table:number-columns-repeated="1022"/>
        </table:table-row>
        <table:table-row table:style-name="ro1">
          <table:table-cell office:value-type="string">
            <text:p>Velocidade Driblador</text:p>
          </table:table-cell>
          <table:table-cell office:value-type="string">
            <text:p>Velocidade R1</text:p>
          </table:table-cell>
          <table:table-cell table:number-columns-repeated="1022"/>
        </table:table-row>
        <table:table-row table:style-name="ro1">
          <table:table-cell office:value-type="string">
            <text:p>Checksum</text:p>
          </table:table-cell>
          <table:table-cell office:value-type="string">
            <text:p>Velocidade R2</text:p>
          </table:table-cell>
          <table:table-cell table:number-columns-repeated="1022"/>
        </table:table-row>
        <table:table-row table:style-name="ro1">
          <table:table-cell office:value-type="string">
            <text:p>Fecha o pacote com 111</text:p>
          </table:table-cell>
          <table:table-cell office:value-type="string">
            <text:p>Velocidade R3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locidade R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locidade Driblad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locidade Chutad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su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echa o pacote com 111</text:p>
          </table:table-cell>
          <table:table-cell table:number-columns-repeated="1022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Excel_20_Built-in_20_Normal"/>
        <table:table-row table:style-name="ro1">
          <table:table-cell/>
          <table:table-cell table:number-columns-repeated="1023"/>
        </table:table-row>
        <table:table-row table:style-name="ro1" table:number-rows-repeated="65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V-IDENTITY-0" table:style-name="ta4" table:print="false">
        <table:table-column table:style-name="co4" table:number-columns-repeated="1024" table:default-cell-style-name="Excel_20_Built-in_20_Normal"/>
        <table:table-row table:style-name="ro1">
          <table:table-cell table:formula="of:=IF([$'Protocolo Robô-&gt;Comunicação'.$A1:.$AMJ1]&quot;AAAAAHy73wA=&quot;;0)" office:value-type="string" office:string-value="Erro:509">
            <text:p>Erro:509</text:p>
          </table:table-cell>
          <table:table-cell table:formula="of:=AND([$'Protocolo Robô-&gt;Comunicação'.A1];&quot;AAAAAHy73wE=&quot;)" office:value-type="boolean" office:boolean-value="false">
            <text:p>#VALOR!</text:p>
          </table:table-cell>
          <table:table-cell table:formula="of:=AND([$'Protocolo Robô-&gt;Comunicação'.B1];&quot;AAAAAHy73wI=&quot;)" office:value-type="boolean" office:boolean-value="false">
            <text:p>#VALOR!</text:p>
          </table:table-cell>
          <table:table-cell table:formula="of:=IF([$'Protocolo Robô-&gt;Comunicação'.$A2:.$AMJ2]&quot;AAAAAHy73wM=&quot;;0)" office:value-type="string" office:string-value="Erro:509">
            <text:p>Erro:509</text:p>
          </table:table-cell>
          <table:table-cell table:formula="of:=AND([$'Protocolo Robô-&gt;Comunicação'.A2];&quot;AAAAAHy73wQ=&quot;)" office:value-type="boolean" office:boolean-value="false">
            <text:p>#VALOR!</text:p>
          </table:table-cell>
          <table:table-cell table:formula="of:=AND([$'Protocolo Robô-&gt;Comunicação'.B2];&quot;AAAAAHy73wU=&quot;)" office:value-type="boolean" office:boolean-value="false">
            <text:p>#VALOR!</text:p>
          </table:table-cell>
          <table:table-cell table:formula="of:=IF([$'Protocolo Robô-&gt;Comunicação'.$A3:.$AMJ3]&quot;AAAAAHy73wY=&quot;;0)" office:value-type="string" office:string-value="Erro:509">
            <text:p>Erro:509</text:p>
          </table:table-cell>
          <table:table-cell table:formula="of:=AND([$'Protocolo Robô-&gt;Comunicação'.A3];&quot;AAAAAHy73wc=&quot;)" office:value-type="boolean" office:boolean-value="false">
            <text:p>#VALOR!</text:p>
          </table:table-cell>
          <table:table-cell table:formula="of:=AND([$'Protocolo Robô-&gt;Comunicação'.B3];&quot;AAAAAHy73wg=&quot;)" office:value-type="boolean" office:boolean-value="false">
            <text:p>#VALOR!</text:p>
          </table:table-cell>
          <table:table-cell table:formula="of:=IF([$'Protocolo Robô-&gt;Comunicação'.$A4:.$AMJ4]&quot;AAAAAHy73wk=&quot;;0)" office:value-type="string" office:string-value="Erro:509">
            <text:p>Erro:509</text:p>
          </table:table-cell>
          <table:table-cell table:formula="of:=AND([$'Protocolo Robô-&gt;Comunicação'.A4];&quot;AAAAAHy73wo=&quot;)" office:value-type="boolean" office:boolean-value="false">
            <text:p>#VALOR!</text:p>
          </table:table-cell>
          <table:table-cell table:formula="of:=AND([$'Protocolo Robô-&gt;Comunicação'.B4];&quot;AAAAAHy73ws=&quot;)" office:value-type="boolean" office:boolean-value="false">
            <text:p>#VALOR!</text:p>
          </table:table-cell>
          <table:table-cell table:formula="of:=IF([$'Protocolo Robô-&gt;Comunicação'.$A5:.$AMJ5]&quot;AAAAAHy73ww=&quot;;0)" office:value-type="string" office:string-value="Erro:509">
            <text:p>Erro:509</text:p>
          </table:table-cell>
          <table:table-cell table:formula="of:=AND([$'Protocolo Robô-&gt;Comunicação'.A5];&quot;AAAAAHy73w0=&quot;)" office:value-type="boolean" office:boolean-value="false">
            <text:p>#VALOR!</text:p>
          </table:table-cell>
          <table:table-cell table:formula="of:=AND([$'Protocolo Robô-&gt;Comunicação'.B5];&quot;AAAAAHy73w4=&quot;)" office:value-type="boolean" office:boolean-value="false">
            <text:p>#VALOR!</text:p>
          </table:table-cell>
          <table:table-cell table:formula="of:=IF([$'Protocolo Robô-&gt;Comunicação'.$A6:.$AMJ6]&quot;AAAAAHy73w8=&quot;;0)" office:value-type="string" office:string-value="Erro:509">
            <text:p>Erro:509</text:p>
          </table:table-cell>
          <table:table-cell table:formula="of:=AND([$'Protocolo Robô-&gt;Comunicação'.A6];&quot;AAAAAHy73xA=&quot;)" office:value-type="boolean" office:boolean-value="false">
            <text:p>#VALOR!</text:p>
          </table:table-cell>
          <table:table-cell table:formula="of:=AND([$'Protocolo Robô-&gt;Comunicação'.B6];&quot;AAAAAHy73xE=&quot;)" office:value-type="boolean" office:boolean-value="false">
            <text:p>#VALOR!</text:p>
          </table:table-cell>
          <table:table-cell table:formula="of:=IF([$'Protocolo Robô-&gt;Comunicação'.$A7:.$AMJ7]&quot;AAAAAHy73xI=&quot;;0)" office:value-type="string" office:string-value="Erro:509">
            <text:p>Erro:509</text:p>
          </table:table-cell>
          <table:table-cell table:formula="of:=AND([$'Protocolo Robô-&gt;Comunicação'.A7];&quot;AAAAAHy73xM=&quot;)" office:value-type="boolean" office:boolean-value="false">
            <text:p>#VALOR!</text:p>
          </table:table-cell>
          <table:table-cell table:formula="of:=AND([$'Protocolo Robô-&gt;Comunicação'.B7];&quot;AAAAAHy73xQ=&quot;)" office:value-type="boolean" office:boolean-value="false">
            <text:p>#VALOR!</text:p>
          </table:table-cell>
          <table:table-cell table:formula="of:=IF([$'Protocolo Robô-&gt;Comunicação'.$A8:.$AMJ8]&quot;AAAAAHy73xU=&quot;;0)" office:value-type="string" office:string-value="Erro:509">
            <text:p>Erro:509</text:p>
          </table:table-cell>
          <table:table-cell table:formula="of:=AND([$'Protocolo Robô-&gt;Comunicação'.A8];&quot;AAAAAHy73xY=&quot;)" office:value-type="boolean" office:boolean-value="false">
            <text:p>#VALOR!</text:p>
          </table:table-cell>
          <table:table-cell table:formula="of:=IF([$'Protocolo Robô-&gt;Comunicação'.$A9:.$AMJ9]&quot;AAAAAHy73xc=&quot;;0)" office:value-type="string" office:string-value="Erro:509">
            <text:p>Erro:509</text:p>
          </table:table-cell>
          <table:table-cell table:formula="of:=AND([$'Protocolo Robô-&gt;Comunicação'.A9];&quot;AAAAAHy73xg=&quot;)" office:value-type="boolean" office:boolean-value="false">
            <text:p>#VALOR!</text:p>
          </table:table-cell>
          <table:table-cell table:formula="of:=IF([$'Protocolo Robô-&gt;Comunicação'.$A10:.$AMJ10]&quot;AAAAAHy73xk=&quot;;0)" office:value-type="string" office:string-value="Erro:509">
            <text:p>Erro:509</text:p>
          </table:table-cell>
          <table:table-cell table:formula="of:=AND([$'Protocolo Robô-&gt;Comunicação'.A10];&quot;AAAAAHy73xo=&quot;)" office:value-type="boolean" office:boolean-value="false">
            <text:p>#VALOR!</text:p>
          </table:table-cell>
          <table:table-cell table:formula="of:=IF([$'Protocolo Robô-&gt;Comunicação'.$A11:.$AMJ11]&quot;AAAAAHy73xs=&quot;;0)" office:value-type="string" office:string-value="Erro:509">
            <text:p>Erro:509</text:p>
          </table:table-cell>
          <table:table-cell table:formula="of:=AND([$'Protocolo Robô-&gt;Comunicação'.A11];&quot;AAAAAHy73xw=&quot;)" office:value-type="boolean" office:boolean-value="false">
            <text:p>#VALOR!</text:p>
          </table:table-cell>
          <table:table-cell table:formula="of:=IF([$'Protocolo Robô-&gt;Comunicação'.A$1:.A$65536];&quot;AAAAAHy73x0=&quot;;0)" office:value-type="float" office:value="0">
            <text:p>#VALOR!</text:p>
          </table:table-cell>
          <table:table-cell table:formula="of:=IF([$'Protocolo Robô-&gt;Comunicação'.B$1:.B$65536];&quot;AAAAAHy73x4=&quot;;0)" office:value-type="float" office:value="0">
            <text:p>#VALOR!</text:p>
          </table:table-cell>
          <table:table-cell table:formula="of:=IF([$'Protocolo Comunicação-&gt;Robô'.$A1:.$AMJ1]&quot;AAAAAHy73x8=&quot;;0)" office:value-type="string" office:string-value="Erro:509">
            <text:p>Erro:509</text:p>
          </table:table-cell>
          <table:table-cell table:formula="of:=AND('protocolo comunicação-&gt;robô'!#ref!;&quot;AAAAAHy73yA=&quot;)" office:value-type="string" office:string-value="Erro:508">
            <text:p>Erro:508</text:p>
          </table:table-cell>
          <table:table-cell table:formula="of:=IF([$'Protocolo Comunicação-&gt;Robô'.$A2:.$AMJ2]&quot;AAAAAHy73yE=&quot;;0)" office:value-type="string" office:string-value="Erro:509">
            <text:p>Erro:509</text:p>
          </table:table-cell>
          <table:table-cell table:formula="of:=AND([$'Protocolo Comunicação-&gt;Robô'.A2];&quot;AAAAAHy73yI=&quot;)" office:value-type="boolean" office:boolean-value="false">
            <text:p>#VALOR!</text:p>
          </table:table-cell>
          <table:table-cell table:formula="of:=IF([$'Protocolo Comunicação-&gt;Robô'.$A3:.$AMJ3]&quot;AAAAAHy73yM=&quot;;0)" office:value-type="string" office:string-value="Erro:509">
            <text:p>Erro:509</text:p>
          </table:table-cell>
          <table:table-cell table:formula="of:=AND('protocolo comunicação-&gt;robô'!#ref!;&quot;AAAAAHy73yQ=&quot;)" office:value-type="string" office:string-value="Erro:508">
            <text:p>Erro:508</text:p>
          </table:table-cell>
          <table:table-cell table:formula="of:=IF([$'Protocolo Comunicação-&gt;Robô'.$A4:.$AMJ4]&quot;AAAAAHy73yU=&quot;;0)" office:value-type="string" office:string-value="Erro:509">
            <text:p>Erro:509</text:p>
          </table:table-cell>
          <table:table-cell table:formula="of:=AND([$'Protocolo Comunicação-&gt;Robô'.A3];&quot;AAAAAHy73yY=&quot;)" office:value-type="boolean" office:boolean-value="false">
            <text:p>#VALOR!</text:p>
          </table:table-cell>
          <table:table-cell table:formula="of:=IF([$'Protocolo Comunicação-&gt;Robô'.$A5:.$AMJ5]&quot;AAAAAHy73yc=&quot;;0)" office:value-type="string" office:string-value="Erro:509">
            <text:p>Erro:509</text:p>
          </table:table-cell>
          <table:table-cell table:formula="of:=AND([$'Protocolo Comunicação-&gt;Robô'.A6];&quot;AAAAAHy73yg=&quot;)" office:value-type="boolean" office:boolean-value="false">
            <text:p>#VALOR!</text:p>
          </table:table-cell>
          <table:table-cell table:formula="of:=IF([$'Protocolo Comunicação-&gt;Robô'.$A6:.$AMJ6]&quot;AAAAAHy73yk=&quot;;0)" office:value-type="string" office:string-value="Erro:509">
            <text:p>Erro:509</text:p>
          </table:table-cell>
          <table:table-cell table:formula="of:=AND('protocolo comunicação-&gt;robô'!#ref!;&quot;AAAAAHy73yo=&quot;)" office:value-type="string" office:string-value="Erro:508">
            <text:p>Erro:508</text:p>
          </table:table-cell>
          <table:table-cell table:formula="of:=IF([$'Protocolo Comunicação-&gt;Robô'.$A7:.$AMJ7]&quot;AAAAAHy73ys=&quot;;0)" office:value-type="string" office:string-value="Erro:509">
            <text:p>Erro:509</text:p>
          </table:table-cell>
          <table:table-cell table:formula="of:=AND([$'Protocolo Comunicação-&gt;Robô'.A7];&quot;AAAAAHy73yw=&quot;)" office:value-type="boolean" office:boolean-value="false">
            <text:p>#VALOR!</text:p>
          </table:table-cell>
          <table:table-cell table:formula="of:=IF([$'Protocolo Comunicação-&gt;Robô'.$A8:.$AMJ8]&quot;AAAAAHy73y0=&quot;;0)" office:value-type="string" office:string-value="Erro:509">
            <text:p>Erro:509</text:p>
          </table:table-cell>
          <table:table-cell table:formula="of:=AND([$'Protocolo Comunicação-&gt;Robô'.A8];&quot;AAAAAHy73y4=&quot;)" office:value-type="boolean" office:boolean-value="false">
            <text:p>#VALOR!</text:p>
          </table:table-cell>
          <table:table-cell table:formula="of:=IF([$'Protocolo Comunicação-&gt;Robô'.$A9:.$AMJ9]&quot;AAAAAHy73y8=&quot;;0)" office:value-type="string" office:string-value="Erro:509">
            <text:p>Erro:509</text:p>
          </table:table-cell>
          <table:table-cell table:formula="of:=AND([$'Protocolo Comunicação-&gt;Robô'.A9];&quot;AAAAAHy73zA=&quot;)" office:value-type="boolean" office:boolean-value="false">
            <text:p>#VALOR!</text:p>
          </table:table-cell>
          <table:table-cell table:formula="of:=IF([$'Protocolo Comunicação-&gt;Robô'.$A10:.$AMJ10]&quot;AAAAAHy73zE=&quot;;0)" office:value-type="string" office:string-value="Erro:509">
            <text:p>Erro:509</text:p>
          </table:table-cell>
          <table:table-cell table:formula="of:=AND('protocolo comunicação-&gt;robô'!#ref!;&quot;AAAAAHy73zI=&quot;)" office:value-type="string" office:string-value="Erro:508">
            <text:p>Erro:508</text:p>
          </table:table-cell>
          <table:table-cell table:formula="of:=IF([$'Protocolo Comunicação-&gt;Robô'.$A11:.$AMJ11]&quot;AAAAAHy73zM=&quot;;0)" office:value-type="string" office:string-value="Erro:509">
            <text:p>Erro:509</text:p>
          </table:table-cell>
          <table:table-cell table:formula="of:=AND([$'Protocolo Comunicação-&gt;Robô'.A10];&quot;AAAAAHy73zQ=&quot;)" office:value-type="boolean" office:boolean-value="false">
            <text:p>#VALOR!</text:p>
          </table:table-cell>
          <table:table-cell table:formula="of:=IF([$'Protocolo Comunicação-&gt;Robô'.$A12:.$AMJ12]&quot;AAAAAHy73zU=&quot;;0)" office:value-type="string" office:string-value="Erro:509">
            <text:p>Erro:509</text:p>
          </table:table-cell>
          <table:table-cell table:formula="of:=AND([$'Protocolo Comunicação-&gt;Robô'.A11];&quot;AAAAAHy73zY=&quot;)" office:value-type="boolean" office:boolean-value="false">
            <text:p>#VALOR!</text:p>
          </table:table-cell>
          <table:table-cell table:formula="of:=IF([$'Protocolo Comunicação-&gt;Robô'.$A13:.$AMJ13]&quot;AAAAAHy73zc=&quot;;0)" office:value-type="string" office:string-value="Erro:509">
            <text:p>Erro:509</text:p>
          </table:table-cell>
          <table:table-cell table:formula="of:=AND([$'Protocolo Comunicação-&gt;Robô'.A12];&quot;AAAAAHy73zg=&quot;)" office:value-type="boolean" office:boolean-value="false">
            <text:p>#VALOR!</text:p>
          </table:table-cell>
          <table:table-cell table:formula="of:=IF([$'Protocolo Comunicação-&gt;Robô'.$A14:.$AMJ14]&quot;AAAAAHy73zk=&quot;;0)" office:value-type="string" office:string-value="Erro:509">
            <text:p>Erro:509</text:p>
          </table:table-cell>
          <table:table-cell table:formula="of:=AND([$'Protocolo Comunicação-&gt;Robô'.A13];&quot;AAAAAHy73zo=&quot;)" office:value-type="boolean" office:boolean-value="false">
            <text:p>#VALOR!</text:p>
          </table:table-cell>
          <table:table-cell table:formula="of:=IF([$'Protocolo Comunicação-&gt;Robô'.$A15:.$AMJ15]&quot;AAAAAHy73zs=&quot;;0)" office:value-type="string" office:string-value="Erro:509">
            <text:p>Erro:509</text:p>
          </table:table-cell>
          <table:table-cell table:formula="of:=AND([$'Protocolo Comunicação-&gt;Robô'.A14];&quot;AAAAAHy73zw=&quot;)" office:value-type="boolean" office:boolean-value="false">
            <text:p>#VALOR!</text:p>
          </table:table-cell>
          <table:table-cell table:formula="of:=IF([$'Protocolo Comunicação-&gt;Robô'.$A16:.$AMJ16]&quot;AAAAAHy73z0=&quot;;0)" office:value-type="string" office:string-value="Erro:509">
            <text:p>Erro:509</text:p>
          </table:table-cell>
          <table:table-cell table:formula="of:=AND('protocolo comunicação-&gt;robô'!#ref!;&quot;AAAAAHy73z4=&quot;)" office:value-type="string" office:string-value="Erro:508">
            <text:p>Erro:508</text:p>
          </table:table-cell>
          <table:table-cell table:formula="of:=IF([$'Protocolo Comunicação-&gt;Robô'.$A17:.$AMJ17]&quot;AAAAAHy73z8=&quot;;0)" office:value-type="string" office:string-value="Erro:509">
            <text:p>Erro:509</text:p>
          </table:table-cell>
          <table:table-cell table:formula="of:=AND([$'Protocolo Comunicação-&gt;Robô'.A15];&quot;AAAAAHy730A=&quot;)" office:value-type="boolean" office:boolean-value="false">
            <text:p>#VALOR!</text:p>
          </table:table-cell>
          <table:table-cell table:formula="of:=IF([$'Protocolo Comunicação-&gt;Robô'.$A18:.$AMJ18]&quot;AAAAAHy730E=&quot;;0)" office:value-type="string" office:string-value="Erro:509">
            <text:p>Erro:509</text:p>
          </table:table-cell>
          <table:table-cell table:formula="of:=AND('protocolo comunicação-&gt;robô'!#ref!;&quot;AAAAAHy730I=&quot;)" office:value-type="string" office:string-value="Erro:508">
            <text:p>Erro:508</text:p>
          </table:table-cell>
          <table:table-cell table:formula="of:=IF([$'Protocolo Comunicação-&gt;Robô'.$A19:.$AMJ19]&quot;AAAAAHy730M=&quot;;0)" office:value-type="string" office:string-value="Erro:509">
            <text:p>Erro:509</text:p>
          </table:table-cell>
          <table:table-cell table:formula="of:=AND([$'Protocolo Comunicação-&gt;Robô'.A16];&quot;AAAAAHy730Q=&quot;)" office:value-type="boolean" office:boolean-value="false">
            <text:p>#VALOR!</text:p>
          </table:table-cell>
          <table:table-cell table:formula="of:=IF([$'Protocolo Comunicação-&gt;Robô'.$A20:.$AMJ20]&quot;AAAAAHy730U=&quot;;0)" office:value-type="string" office:string-value="Erro:509">
            <text:p>Erro:509</text:p>
          </table:table-cell>
          <table:table-cell table:formula="of:=AND([$'Protocolo Comunicação-&gt;Robô'.A17];&quot;AAAAAHy730Y=&quot;)" office:value-type="boolean" office:boolean-value="false">
            <text:p>#VALOR!</text:p>
          </table:table-cell>
          <table:table-cell table:formula="of:=IF([$'Protocolo Comunicação-&gt;Robô'.$A21:.$AMJ21]&quot;AAAAAHy730c=&quot;;0)" office:value-type="string" office:string-value="Erro:509">
            <text:p>Erro:509</text:p>
          </table:table-cell>
          <table:table-cell table:formula="of:=AND([$'Protocolo Comunicação-&gt;Robô'.A18];&quot;AAAAAHy730g=&quot;)" office:value-type="boolean" office:boolean-value="false">
            <text:p>#VALOR!</text:p>
          </table:table-cell>
          <table:table-cell table:formula="of:=IF([$'Protocolo Comunicação-&gt;Robô'.$A22:.$AMJ22]&quot;AAAAAHy730k=&quot;;0)" office:value-type="string" office:string-value="Erro:509">
            <text:p>Erro:509</text:p>
          </table:table-cell>
          <table:table-cell table:formula="of:=AND([$'Protocolo Comunicação-&gt;Robô'.A19];&quot;AAAAAHy730o=&quot;)" office:value-type="boolean" office:boolean-value="false">
            <text:p>#VALOR!</text:p>
          </table:table-cell>
          <table:table-cell table:formula="of:=IF([$'Protocolo Comunicação-&gt;Robô'.$A23:.$AMJ23]&quot;AAAAAHy730s=&quot;;0)" office:value-type="string" office:string-value="Erro:509">
            <text:p>Erro:509</text:p>
          </table:table-cell>
          <table:table-cell table:formula="of:=AND([$'Protocolo Comunicação-&gt;Robô'.A20];&quot;AAAAAHy730w=&quot;)" office:value-type="boolean" office:boolean-value="false">
            <text:p>#VALOR!</text:p>
          </table:table-cell>
          <table:table-cell table:formula="of:=IF([$'Protocolo Comunicação-&gt;Robô'.$A24:.$AMJ24]&quot;AAAAAHy7300=&quot;;0)" office:value-type="string" office:string-value="Erro:509">
            <text:p>Erro:509</text:p>
          </table:table-cell>
          <table:table-cell table:formula="of:=AND([$'Protocolo Comunicação-&gt;Robô'.A21];&quot;AAAAAHy7304=&quot;)" office:value-type="boolean" office:boolean-value="false">
            <text:p>#VALOR!</text:p>
          </table:table-cell>
          <table:table-cell table:formula="of:=IF([$'Protocolo Comunicação-&gt;Robô'.$A25:.$AMJ25]&quot;AAAAAHy7308=&quot;;0)" office:value-type="string" office:string-value="Erro:509">
            <text:p>Erro:509</text:p>
          </table:table-cell>
          <table:table-cell table:formula="of:=AND('protocolo comunicação-&gt;robô'!#ref!;&quot;AAAAAHy731A=&quot;)" office:value-type="string" office:string-value="Erro:508">
            <text:p>Erro:508</text:p>
          </table:table-cell>
          <table:table-cell table:formula="of:=IF([$'Protocolo Comunicação-&gt;Robô'.$A26:.$AMJ26]&quot;AAAAAHy731E=&quot;;0)" office:value-type="string" office:string-value="Erro:509">
            <text:p>Erro:509</text:p>
          </table:table-cell>
          <table:table-cell table:formula="of:=AND([$'Protocolo Comunicação-&gt;Robô'.A22];&quot;AAAAAHy731I=&quot;)" office:value-type="boolean" office:boolean-value="false">
            <text:p>#VALOR!</text:p>
          </table:table-cell>
          <table:table-cell table:formula="of:=IF([$'Protocolo Comunicação-&gt;Robô'.$A27:.$AMJ27]&quot;AAAAAHy731M=&quot;;0)" office:value-type="string" office:string-value="Erro:509">
            <text:p>Erro:509</text:p>
          </table:table-cell>
          <table:table-cell table:formula="of:=AND([$'Protocolo Comunicação-&gt;Robô'.A23];&quot;AAAAAHy731Q=&quot;)" office:value-type="boolean" office:boolean-value="false">
            <text:p>#VALOR!</text:p>
          </table:table-cell>
          <table:table-cell table:formula="of:=IF([$'Protocolo Comunicação-&gt;Robô'.$A28:.$AMJ28]&quot;AAAAAHy731U=&quot;;0)" office:value-type="string" office:string-value="Erro:509">
            <text:p>Erro:509</text:p>
          </table:table-cell>
          <table:table-cell table:formula="of:=AND([$'Protocolo Comunicação-&gt;Robô'.A24];&quot;AAAAAHy731Y=&quot;)" office:value-type="boolean" office:boolean-value="false">
            <text:p>#VALOR!</text:p>
          </table:table-cell>
          <table:table-cell table:formula="of:=IF([$'Protocolo Comunicação-&gt;Robô'.$A29:.$AMJ29]&quot;AAAAAHy731c=&quot;;0)" office:value-type="string" office:string-value="Erro:509">
            <text:p>Erro:509</text:p>
          </table:table-cell>
          <table:table-cell table:formula="of:=AND([$'Protocolo Comunicação-&gt;Robô'.A25];&quot;AAAAAHy731g=&quot;)" office:value-type="boolean" office:boolean-value="false">
            <text:p>#VALOR!</text:p>
          </table:table-cell>
          <table:table-cell table:formula="of:=IF([$'Protocolo Comunicação-&gt;Robô'.$A30:.$AMJ30]&quot;AAAAAHy731k=&quot;;0)" office:value-type="string" office:string-value="Erro:509">
            <text:p>Erro:509</text:p>
          </table:table-cell>
          <table:table-cell table:formula="of:=AND([$'Protocolo Comunicação-&gt;Robô'.A26];&quot;AAAAAHy731o=&quot;)" office:value-type="boolean" office:boolean-value="false">
            <text:p>#VALOR!</text:p>
          </table:table-cell>
          <table:table-cell table:formula="of:=IF([$'Protocolo Comunicação-&gt;Robô'.$A31:.$AMJ31]&quot;AAAAAHy731s=&quot;;0)" office:value-type="string" office:string-value="Erro:509">
            <text:p>Erro:509</text:p>
          </table:table-cell>
          <table:table-cell table:formula="of:=AND([$'Protocolo Comunicação-&gt;Robô'.A27];&quot;AAAAAHy731w=&quot;)" office:value-type="boolean" office:boolean-value="false">
            <text:p>#VALOR!</text:p>
          </table:table-cell>
          <table:table-cell table:formula="of:=IF([$'Protocolo Comunicação-&gt;Robô'.$A32:.$AMJ32]&quot;AAAAAHy7310=&quot;;0)" office:value-type="string" office:string-value="Erro:509">
            <text:p>Erro:509</text:p>
          </table:table-cell>
          <table:table-cell table:formula="of:=AND('protocolo comunicação-&gt;robô'!#ref!;&quot;AAAAAHy7314=&quot;)" office:value-type="string" office:string-value="Erro:508">
            <text:p>Erro:508</text:p>
          </table:table-cell>
          <table:table-cell table:formula="of:=IF([$'Protocolo Comunicação-&gt;Robô'.$A33:.$AMJ33]&quot;AAAAAHy7318=&quot;;0)" office:value-type="string" office:string-value="Erro:509">
            <text:p>Erro:509</text:p>
          </table:table-cell>
          <table:table-cell table:formula="of:=AND([$'Protocolo Comunicação-&gt;Robô'.A28];&quot;AAAAAHy732A=&quot;)" office:value-type="boolean" office:boolean-value="false">
            <text:p>#VALOR!</text:p>
          </table:table-cell>
          <table:table-cell table:formula="of:=IF([$'Protocolo Comunicação-&gt;Robô'.$A34:.$AMJ34]&quot;AAAAAHy732E=&quot;;0)" office:value-type="string" office:string-value="Erro:509">
            <text:p>Erro:509</text:p>
          </table:table-cell>
          <table:table-cell table:formula="of:=AND([$'Protocolo Comunicação-&gt;Robô'.A29];&quot;AAAAAHy732I=&quot;)" office:value-type="boolean" office:boolean-value="false">
            <text:p>#VALOR!</text:p>
          </table:table-cell>
          <table:table-cell table:formula="of:=IF([$'Protocolo Comunicação-&gt;Robô'.$A35:.$AMJ35]&quot;AAAAAHy732M=&quot;;0)" office:value-type="string" office:string-value="Erro:509">
            <text:p>Erro:509</text:p>
          </table:table-cell>
          <table:table-cell table:formula="of:=AND([$'Protocolo Comunicação-&gt;Robô'.A30];&quot;AAAAAHy732Q=&quot;)" office:value-type="boolean" office:boolean-value="false">
            <text:p>#VALOR!</text:p>
          </table:table-cell>
          <table:table-cell table:formula="of:=IF([$'Protocolo Comunicação-&gt;Robô'.$A36:.$AMJ36]&quot;AAAAAHy732U=&quot;;0)" office:value-type="string" office:string-value="Erro:509">
            <text:p>Erro:509</text:p>
          </table:table-cell>
          <table:table-cell table:formula="of:=AND([$'Protocolo Comunicação-&gt;Robô'.A31];&quot;AAAAAHy732Y=&quot;)" office:value-type="boolean" office:boolean-value="false">
            <text:p>#VALOR!</text:p>
          </table:table-cell>
          <table:table-cell table:formula="of:=IF([$'Protocolo Comunicação-&gt;Robô'.A$1:.A$65536];&quot;AAAAAHy732c=&quot;;0)" office:value-type="float" office:value="0">
            <text:p>#VALOR!</text:p>
          </table:table-cell>
          <table:table-cell table:formula="of:=IF([$Sheet3.$A1:.$AMJ1];&quot;AAAAAHy732g=&quot;;0)" office:value-type="float" office:value="0">
            <text:p>0</text:p>
          </table:table-cell>
          <table:table-cell table:formula="of:=AND([$Sheet3.A1];&quot;AAAAAHy732k=&quot;)" office:value-type="boolean" office:boolean-value="false">
            <text:p>#VALOR!</text:p>
          </table:table-cell>
          <table:table-cell table:formula="of:=IF([$Sheet3.A$1:.A$65536];&quot;AAAAAHy732o=&quot;;0)" office:value-type="float" office:value="0">
            <text:p>0</text:p>
          </table:table-cell>
          <table:table-cell office:value-type="string">
            <text:p>AAAAAHy732s=</text:p>
          </table:table-cell>
          <table:table-cell table:number-columns-repeated="916"/>
        </table:table-row>
        <table:table-row table:style-name="ro1">
          <table:table-cell table:formula="of:=AND([$'Protocolo Comunicação-&gt;Robô'.A4];&quot;AAAAAH69LAA=&quot;)" office:value-type="boolean" office:boolean-value="false">
            <text:p>#VALOR!</text:p>
          </table:table-cell>
          <table:table-cell table:formula="of:=AND([$'Protocolo Comunicação-&gt;Robô'.A5];&quot;AAAAAH69LAE=&quot;)" office:value-type="boolean" office:boolean-value="false">
            <text:p>#VALOR!</text:p>
          </table:table-cell>
          <table:table-cell table:formula="of:=IF([$'Protocolo Comunicação-&gt;Robô'.$A37:.$AMJ37]&quot;AAAAAH69LAI=&quot;;0)" office:value-type="string" office:string-value="Erro:509">
            <text:p>Erro:509</text:p>
          </table:table-cell>
          <table:table-cell table:formula="of:=AND([$'Protocolo Comunicação-&gt;Robô'.A32];&quot;AAAAAH69LAM=&quot;)" office:value-type="boolean" office:boolean-value="false">
            <text:p>#VALOR!</text:p>
          </table:table-cell>
          <table:table-cell table:formula="of:=IF([$'Protocolo Comunicação-&gt;Robô'.$A38:.$AMJ38]&quot;AAAAAH69LAQ=&quot;;0)" office:value-type="string" office:string-value="Erro:509">
            <text:p>Erro:509</text:p>
          </table:table-cell>
          <table:table-cell table:formula="of:=AND([$'Protocolo Comunicação-&gt;Robô'.A33];&quot;AAAAAH69LAU=&quot;)" office:value-type="boolean" office:boolean-value="false">
            <text:p>#VALOR!</text:p>
          </table:table-cell>
          <table:table-cell table:formula="of:=IF([$'Protocolo Comunicação-&gt;Robô'.$A39:.$AMJ39]&quot;AAAAAH69LAY=&quot;;0)" office:value-type="string" office:string-value="Erro:509">
            <text:p>Erro:509</text:p>
          </table:table-cell>
          <table:table-cell table:formula="of:=AND('protocolo comunicação-&gt;robô'!#ref!;&quot;AAAAAH69LAc=&quot;)" office:value-type="string" office:string-value="Erro:508">
            <text:p>Erro:508</text:p>
          </table:table-cell>
          <table:table-cell table:number-columns-repeated="1016"/>
        </table:table-row>
        <table:table-row table:style-name="ro1">
          <table:table-cell table:formula="of:=AND([$'Protocolo Comunicação-&gt;Robô'.A1];&quot;AAAAAH3N/AA=&quot;)" office:value-type="boolean" office:boolean-value="false">
            <text:p>#VALOR!</text:p>
          </table:table-cell>
          <table:table-cell table:formula="of:=AND([$'Protocolo Comunicação-&gt;Robô'.B1];&quot;AAAAAH3N/AE=&quot;)" office:value-type="boolean" office:boolean-value="false">
            <text:p>#VALOR!</text:p>
          </table:table-cell>
          <table:table-cell table:formula="of:=AND([$'Protocolo Comunicação-&gt;Robô'.B2];&quot;AAAAAH3N/AI=&quot;)" office:value-type="boolean" office:boolean-value="false">
            <text:p>#VALOR!</text:p>
          </table:table-cell>
          <table:table-cell table:formula="of:=AND([$'Protocolo Comunicação-&gt;Robô'.B3];&quot;AAAAAH3N/AM=&quot;)" office:value-type="boolean" office:boolean-value="false">
            <text:p>#VALOR!</text:p>
          </table:table-cell>
          <table:table-cell table:formula="of:=AND([$'Protocolo Comunicação-&gt;Robô'.B4];&quot;AAAAAH3N/AQ=&quot;)" office:value-type="boolean" office:boolean-value="false">
            <text:p>#VALOR!</text:p>
          </table:table-cell>
          <table:table-cell table:formula="of:=AND([$'Protocolo Comunicação-&gt;Robô'.B5];&quot;AAAAAH3N/AU=&quot;)" office:value-type="boolean" office:boolean-value="false">
            <text:p>#VALOR!</text:p>
          </table:table-cell>
          <table:table-cell table:formula="of:=AND([$'Protocolo Comunicação-&gt;Robô'.B6];&quot;AAAAAH3N/AY=&quot;)" office:value-type="boolean" office:boolean-value="false">
            <text:p>#VALOR!</text:p>
          </table:table-cell>
          <table:table-cell table:formula="of:=AND([$'Protocolo Comunicação-&gt;Robô'.B7];&quot;AAAAAH3N/Ac=&quot;)" office:value-type="boolean" office:boolean-value="false">
            <text:p>#VALOR!</text:p>
          </table:table-cell>
          <table:table-cell table:formula="of:=AND([$'Protocolo Comunicação-&gt;Robô'.B8];&quot;AAAAAH3N/Ag=&quot;)" office:value-type="boolean" office:boolean-value="false">
            <text:p>#VALOR!</text:p>
          </table:table-cell>
          <table:table-cell table:formula="of:=AND([$'Protocolo Comunicação-&gt;Robô'.B9];&quot;AAAAAH3N/Ak=&quot;)" office:value-type="boolean" office:boolean-value="false">
            <text:p>#VALOR!</text:p>
          </table:table-cell>
          <table:table-cell table:formula="of:=AND([$'Protocolo Comunicação-&gt;Robô'.B10];&quot;AAAAAH3N/Ao=&quot;)" office:value-type="boolean" office:boolean-value="false">
            <text:p>#VALOR!</text:p>
          </table:table-cell>
          <table:table-cell table:formula="of:=AND([$'Protocolo Comunicação-&gt;Robô'.B11];&quot;AAAAAH3N/As=&quot;)" office:value-type="boolean" office:boolean-value="false">
            <text:p>#VALOR!</text:p>
          </table:table-cell>
          <table:table-cell table:formula="of:=AND([$'Protocolo Comunicação-&gt;Robô'.B12];&quot;AAAAAH3N/Aw=&quot;)" office:value-type="boolean" office:boolean-value="false">
            <text:p>#VALOR!</text:p>
          </table:table-cell>
          <table:table-cell table:formula="of:=AND([$'Protocolo Comunicação-&gt;Robô'.B13];&quot;AAAAAH3N/A0=&quot;)" office:value-type="boolean" office:boolean-value="false">
            <text:p>#VALOR!</text:p>
          </table:table-cell>
          <table:table-cell table:formula="of:=AND([$'Protocolo Comunicação-&gt;Robô'.B14];&quot;AAAAAH3N/A4=&quot;)" office:value-type="boolean" office:boolean-value="false">
            <text:p>#VALOR!</text:p>
          </table:table-cell>
          <table:table-cell table:formula="of:=AND([$'Protocolo Comunicação-&gt;Robô'.B15];&quot;AAAAAH3N/A8=&quot;)" office:value-type="boolean" office:boolean-value="false">
            <text:p>#VALOR!</text:p>
          </table:table-cell>
          <table:table-cell table:formula="of:=AND([$'Protocolo Comunicação-&gt;Robô'.B16];&quot;AAAAAH3N/BA=&quot;)" office:value-type="boolean" office:boolean-value="false">
            <text:p>#VALOR!</text:p>
          </table:table-cell>
          <table:table-cell table:formula="of:=AND([$'Protocolo Comunicação-&gt;Robô'.B17];&quot;AAAAAH3N/BE=&quot;)" office:value-type="boolean" office:boolean-value="false">
            <text:p>#VALOR!</text:p>
          </table:table-cell>
          <table:table-cell table:formula="of:=AND([$'Protocolo Comunicação-&gt;Robô'.B18];&quot;AAAAAH3N/BI=&quot;)" office:value-type="boolean" office:boolean-value="false">
            <text:p>#VALOR!</text:p>
          </table:table-cell>
          <table:table-cell table:formula="of:=AND([$'Protocolo Comunicação-&gt;Robô'.B19];&quot;AAAAAH3N/BM=&quot;)" office:value-type="boolean" office:boolean-value="false">
            <text:p>#VALOR!</text:p>
          </table:table-cell>
          <table:table-cell table:formula="of:=AND([$'Protocolo Comunicação-&gt;Robô'.B20];&quot;AAAAAH3N/BQ=&quot;)" office:value-type="boolean" office:boolean-value="false">
            <text:p>#VALOR!</text:p>
          </table:table-cell>
          <table:table-cell table:formula="of:=AND([$'Protocolo Comunicação-&gt;Robô'.B21];&quot;AAAAAH3N/BU=&quot;)" office:value-type="boolean" office:boolean-value="false">
            <text:p>#VALOR!</text:p>
          </table:table-cell>
          <table:table-cell table:formula="of:=AND([$'Protocolo Comunicação-&gt;Robô'.B22];&quot;AAAAAH3N/BY=&quot;)" office:value-type="boolean" office:boolean-value="false">
            <text:p>#VALOR!</text:p>
          </table:table-cell>
          <table:table-cell table:formula="of:=AND([$'Protocolo Comunicação-&gt;Robô'.B23];&quot;AAAAAH3N/Bc=&quot;)" office:value-type="boolean" office:boolean-value="false">
            <text:p>#VALOR!</text:p>
          </table:table-cell>
          <table:table-cell table:formula="of:=AND([$'Protocolo Comunicação-&gt;Robô'.B24];&quot;AAAAAH3N/Bg=&quot;)" office:value-type="boolean" office:boolean-value="false">
            <text:p>#VALOR!</text:p>
          </table:table-cell>
          <table:table-cell table:formula="of:=AND([$'Protocolo Comunicação-&gt;Robô'.B25];&quot;AAAAAH3N/Bk=&quot;)" office:value-type="boolean" office:boolean-value="false">
            <text:p>#VALOR!</text:p>
          </table:table-cell>
          <table:table-cell table:formula="of:=AND([$'Protocolo Comunicação-&gt;Robô'.B26];&quot;AAAAAH3N/Bo=&quot;)" office:value-type="boolean" office:boolean-value="false">
            <text:p>#VALOR!</text:p>
          </table:table-cell>
          <table:table-cell table:formula="of:=AND([$'Protocolo Comunicação-&gt;Robô'.B27];&quot;AAAAAH3N/Bs=&quot;)" office:value-type="boolean" office:boolean-value="false">
            <text:p>#VALOR!</text:p>
          </table:table-cell>
          <table:table-cell table:formula="of:=AND([$'Protocolo Comunicação-&gt;Robô'.B28];&quot;AAAAAH3N/Bw=&quot;)" office:value-type="boolean" office:boolean-value="false">
            <text:p>#VALOR!</text:p>
          </table:table-cell>
          <table:table-cell table:formula="of:=AND([$'Protocolo Comunicação-&gt;Robô'.B29];&quot;AAAAAH3N/B0=&quot;)" office:value-type="boolean" office:boolean-value="false">
            <text:p>#VALOR!</text:p>
          </table:table-cell>
          <table:table-cell table:formula="of:=AND([$'Protocolo Comunicação-&gt;Robô'.B30];&quot;AAAAAH3N/B4=&quot;)" office:value-type="boolean" office:boolean-value="false">
            <text:p>#VALOR!</text:p>
          </table:table-cell>
          <table:table-cell table:formula="of:=AND([$'Protocolo Comunicação-&gt;Robô'.B31];&quot;AAAAAH3N/B8=&quot;)" office:value-type="boolean" office:boolean-value="false">
            <text:p>#VALOR!</text:p>
          </table:table-cell>
          <table:table-cell table:formula="of:=AND([$'Protocolo Comunicação-&gt;Robô'.B32];&quot;AAAAAH3N/CA=&quot;)" office:value-type="boolean" office:boolean-value="false">
            <text:p>#VALOR!</text:p>
          </table:table-cell>
          <table:table-cell table:formula="of:=AND([$'Protocolo Comunicação-&gt;Robô'.B33];&quot;AAAAAH3N/CE=&quot;)" office:value-type="boolean" office:boolean-value="false">
            <text:p>#VALOR!</text:p>
          </table:table-cell>
          <table:table-cell table:formula="of:=AND([$'Protocolo Comunicação-&gt;Robô'.A35];&quot;AAAAAH3N/CI=&quot;)" office:value-type="boolean" office:boolean-value="false">
            <text:p>#VALOR!</text:p>
          </table:table-cell>
          <table:table-cell table:formula="of:=AND([$'Protocolo Comunicação-&gt;Robô'.B34];&quot;AAAAAH3N/CM=&quot;)" office:value-type="boolean" office:boolean-value="false">
            <text:p>#VALOR!</text:p>
          </table:table-cell>
          <table:table-cell table:formula="of:=AND([$'Protocolo Comunicação-&gt;Robô'.B35];&quot;AAAAAH3N/CQ=&quot;)" office:value-type="boolean" office:boolean-value="false">
            <text:p>#VALOR!</text:p>
          </table:table-cell>
          <table:table-cell table:formula="of:=AND([$'Protocolo Comunicação-&gt;Robô'.A36];&quot;AAAAAH3N/CU=&quot;)" office:value-type="boolean" office:boolean-value="false">
            <text:p>#VALOR!</text:p>
          </table:table-cell>
          <table:table-cell table:formula="of:=AND([$'Protocolo Comunicação-&gt;Robô'.B36];&quot;AAAAAH3N/CY=&quot;)" office:value-type="boolean" office:boolean-value="false">
            <text:p>#VALOR!</text:p>
          </table:table-cell>
          <table:table-cell table:formula="of:=AND([$'Protocolo Comunicação-&gt;Robô'.A37];&quot;AAAAAH3N/Cc=&quot;)" office:value-type="boolean" office:boolean-value="false">
            <text:p>#VALOR!</text:p>
          </table:table-cell>
          <table:table-cell table:formula="of:=AND([$'Protocolo Comunicação-&gt;Robô'.B37];&quot;AAAAAH3N/Cg=&quot;)" office:value-type="boolean" office:boolean-value="false">
            <text:p>#VALOR!</text:p>
          </table:table-cell>
          <table:table-cell table:formula="of:=AND([$'Protocolo Comunicação-&gt;Robô'.A38];&quot;AAAAAH3N/Ck=&quot;)" office:value-type="boolean" office:boolean-value="false">
            <text:p>#VALOR!</text:p>
          </table:table-cell>
          <table:table-cell table:formula="of:=AND([$'Protocolo Comunicação-&gt;Robô'.B38];&quot;AAAAAH3N/Co=&quot;)" office:value-type="boolean" office:boolean-value="false">
            <text:p>#VALOR!</text:p>
          </table:table-cell>
          <table:table-cell table:formula="of:=AND([$'Protocolo Comunicação-&gt;Robô'.A39];&quot;AAAAAH3N/Cs=&quot;)" office:value-type="boolean" office:boolean-value="false">
            <text:p>#VALOR!</text:p>
          </table:table-cell>
          <table:table-cell table:formula="of:=AND([$'Protocolo Comunicação-&gt;Robô'.B40];&quot;AAAAAH3N/Cw=&quot;)" office:value-type="boolean" office:boolean-value="false">
            <text:p>#VALOR!</text:p>
          </table:table-cell>
          <table:table-cell table:formula="of:=IF([$'Protocolo Comunicação-&gt;Robô'.B$1:.B$65536];&quot;AAAAAH3N/C0=&quot;;0)" office:value-type="float" office:value="0">
            <text:p>#VALOR!</text:p>
          </table:table-cell>
          <table:table-cell table:number-columns-repeated="978"/>
        </table:table-row>
        <table:table-row table:style-name="ro1">
          <table:table-cell table:formula="of:=AND([$'Protocolo Comunicação-&gt;Robô'.A34];&quot;AAAAAHP57AA=&quot;)" office:value-type="boolean" office:boolean-value="false">
            <text:p>#VALOR!</text:p>
          </table:table-cell>
          <table:table-cell table:formula="of:=AND([$'Protocolo Comunicação-&gt;Robô'.B39];&quot;AAAAAHP57AE=&quot;)" office:value-type="boolean" office:boolean-value="false">
            <text:p>#VALOR!</text:p>
          </table:table-cell>
          <table:table-cell table:formula="of:=IF([$'Protocolo Comunicação-&gt;Robô'.$A40:.$AMJ40]&quot;AAAAAHP57AI=&quot;;0)" office:value-type="string" office:string-value="Erro:509">
            <text:p>Erro:509</text:p>
          </table:table-cell>
          <table:table-cell table:formula="of:=AND([$'Protocolo Comunicação-&gt;Robô'.A40];&quot;AAAAAHP57AM=&quot;)" office:value-type="boolean" office:boolean-value="false">
            <text:p>#VALOR!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5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6P0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08P0"/>
    </number:number-style>
    <number:number-style style:name="N5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09P0"/>
    </number:number-style>
    <number:date-style style:name="N5110" number:language="pt" number:country="BR">
      <number:day/>
      <number:text>/</number:text>
      <number:month/>
      <number:text>/</number:text>
      <number:year number:style="long"/>
    </number:date-style>
    <number:date-style style:name="N5111" number:language="pt" number:country="BR">
      <number:day/>
      <number:text>/</number:text>
      <number:month number:textual="true"/>
      <number:text>/</number:text>
      <number:year/>
    </number:date-style>
    <number:date-style style:name="N5112" number:language="pt" number:country="BR">
      <number:day/>
      <number:text>/</number:text>
      <number:month number:textual="true"/>
    </number:date-style>
    <number:date-style style:name="N5113" number:language="pt" number:country="BR">
      <number:month number:textual="true"/>
      <number:text>/</number:text>
      <number:year/>
    </number:date-style>
    <number:time-style style:name="N5114" number:language="pt" number:country="BR">
      <number:hours/>
      <number:text>:</number:text>
      <number:minutes number:style="long"/>
      <number:text> </number:text>
      <number:am-pm/>
    </number:time-style>
    <number:time-style style:name="N5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pt" number:country="BR">
      <number:number number:decimal-places="0" number:min-integer-digits="1" number:grouping="true"/>
      <number:text> </number:text>
    </number:number-style>
    <number:number-style style:name="N5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pt" number:country="BR">
      <number:number number:decimal-places="0" number:min-integer-digits="1" number:grouping="true"/>
      <number:text> </number:text>
    </number:number-style>
    <number:number-style style:name="N5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8P0"/>
    </number:number-style>
    <number:number-style style:name="N5119P0" style:volatile="true" number:language="pt" number:country="BR">
      <number:number number:decimal-places="2" number:min-integer-digits="1" number:grouping="true"/>
      <number:text> </number:text>
    </number:number-style>
    <number:number-style style:name="N5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pt" number:country="BR">
      <number:number number:decimal-places="2" number:min-integer-digits="1" number:grouping="true"/>
      <number:text> </number:text>
    </number:number-style>
    <number:number-style style:name="N5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5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1P2" style:volatile="true" number:language="pt" number:country="BR">
      <number:text> - </number:text>
    </number:number-style>
    <number:text-style style:name="N5121" number:language="pt" number:country="B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22P2" style:volatile="true" number:language="pt" number:country="BR">
      <number:text> R$ - </number:text>
    </number:number-style>
    <number:text-style style:name="N5122" number:language="pt" number:country="B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5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23" number:language="pt" number:country="B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24" number:language="pt" number:country="B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pt" number:country="BR">
      <number:minutes number:style="long"/>
      <number:text>:</number:text>
      <number:seconds number:style="long"/>
    </number:time-style>
    <number:time-style style:name="N5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pt" number:country="BR">
      <number:minutes number:style="long"/>
      <number:text>:</number:text>
      <number:seconds number:style="long" number:decimal-places="1"/>
    </number:time-style>
    <number:number-style style:name="N5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3">03/12/2011</text:date>, <text:time>16:16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tocolo_20_Robô-_3e_Comunicação" style:display-name="PageStyle_Protocolo Robô-&gt;Comun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colo_20_Comunicação-_3e_Robô" style:display-name="PageStyle_Protocolo Comunicação-&gt;Rob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-IDENTITY-0" style:display-name="PageStyle_DV-IDENTITY-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3T16:16:42.15</dc:date>
    <meta:document-statistic meta:table-count="4" meta:cell-count="265" meta:object-count="0"/>
    <meta:generator>BrOffice.org/3.2$Win32 OpenOffice.org_project/320m18$Build-9502</meta:generator>
  </office:meta>
</office:document-meta>
</file>